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ingbats" svg:font-family="Dingbats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margin-top="0in" fo:margin-bottom="1.7in"/>
    </style:style>
    <style:style style:name="T1" style:family="text">
      <style:text-properties style:font-name="Dingbats" style:font-name-asian="Dingbats" style:font-name-complex="Dingbats"/>
    </style:style>
    <style:style style:name="T2" style:family="text">
      <style:text-properties style:font-name="Courier New"/>
    </style:style>
    <style:style style:name="T3" style:family="text">
      <style:text-properties fo:font-size="16pt"/>
    </style:style>
    <style:style style:name="T4" style:family="text">
      <style:text-properties style:font-size-asian="14pt"/>
    </style:style>
    <style:style style:name="T5" style:family="text">
      <style:text-properties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itage Question Worksheet</text:p>
      <text:p text:style-name="Standard"/>
      <text:p text:style-name="Standard">Progress: <text:span text:style-name="T2">+++-------------------------------</text:span></text:p>
      <text:p text:style-name="Standard"/>
      <text:p text:style-name="Standard">Instructions:</text:p>
      <text:p text:style-name="Standard">Answer each question. <text:s/>If you need more room, use the back of the paper or another sheet.</text:p>
      <text:p text:style-name="Standard">Return your answers in the included postage-paid envelope. </text:p>
      <text:p text:style-name="Standard">We will send you a new sheet when we record your answers.</text:p>
      <text:p text:style-name="Standard"/>
      <text:p text:style-name="P2">1) If you were to pick the two or three people you admire the very most, who would they be? Why do you admire them the very most?</text:p>
      <text:p text:style-name="P2">2) What are a few of the most difficult challenges or obstacles that you've had to overcome?</text:p>
      <text:p text:style-name="P2">3) What is the biggest thing you have accomplished so far in your life? What opportunities and choices led you to accomplish that th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ingbats" svg:font-family="Dingbats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style:font-name="Dingbats" style:font-name-asian="Dingbats" style:font-name-complex="Dingbats"/>
    </style:style>
    <style:page-layout style:name="pm1">
      <style:page-layout-properties fo:page-width="8.5in" fo:page-height="11in" style:num-format="1" style:print-orientation="portrait" fo:margin-top="0.7874in" fo:margin-bottom="0.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Standard">I would like to see my book as it stands now: <text:span text:style-name="T1"></text:span></text:p>
        <text:p text:style-name="Standard">I prefer not to answer one or more of the questions: <text:span text:style-name="T1"></text:span> 1 <text:span text:style-name="T1"></text:span> 2 <text:span text:style-name="T1"></text:span> 3</text:p>
        <text:p text:style-name="Standard">I would not like to answer any more questions, please do not send me any more: <text:span text:style-name="T1">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Sumsion</meta:initial-creator>
    <meta:creation-date>2009-04-14T23:30:08</meta:creation-date>
    <dc:creator>John Sumsion</dc:creator>
    <dc:date>2009-04-15T22:20:44</dc:date>
    <meta:editing-cycles>3</meta:editing-cycles>
    <meta:editing-duration>PT14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53" meta:character-count="837"/>
  </office:meta>
</office:document-meta>
</file>